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P1" style:family="paragraph" style:parent-style-name="Standard">
      <style:text-properties officeooo:paragraph-rsid="002075e7"/>
    </style:style>
    <style:style style:name="P2" style:family="paragraph" style:parent-style-name="Standard">
      <style:text-properties officeooo:rsid="0023f50b" officeooo:paragraph-rsid="0023f50b"/>
    </style:style>
    <style:style style:name="P3" style:family="paragraph" style:parent-style-name="Standard" style:master-page-name="master_5f_left_20_page">
      <style:paragraph-properties style:page-number="auto"/>
    </style:style>
    <style:style style:name="T1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" style:family="text">
      <style:text-properties fo:font-size="40pt" fo:font-style="italic" fo:font-weight="normal" officeooo:rsid="002ec1a1" style:font-size-asian="40pt" style:font-style-asian="italic" style:font-weight-asian="normal" style:font-size-complex="40pt" style:font-style-complex="italic" style:font-weight-complex="normal"/>
    </style:style>
    <style:style style:name="T3" style:family="text">
      <style:text-properties fo:font-size="40pt" fo:font-style="italic" fo:font-weight="normal" officeooo:rsid="0031000a" style:font-size-asian="40pt" style:font-style-asian="italic" style:font-weight-asian="normal" style:font-size-complex="40pt" style:font-style-complex="italic" style:font-weight-complex="normal"/>
    </style:style>
    <style:style style:name="T4" style:family="text">
      <style:text-properties fo:font-size="40pt" fo:font-style="italic" fo:font-weight="normal" officeooo:rsid="0032e5f5" style:font-size-asian="40pt" style:font-style-asian="italic" style:font-weight-asian="normal" style:font-size-complex="40pt" style:font-style-complex="italic" style:font-weight-complex="normal"/>
    </style:style>
    <style:style style:name="T5" style:family="text">
      <style:text-properties fo:font-size="40pt" fo:font-style="italic" fo:font-weight="normal" officeooo:rsid="0037460f" style:font-size-asian="40pt" style:font-style-asian="italic" style:font-weight-asian="normal" style:font-size-complex="40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h text:style-name="Section_20_title" text:outline-level="1"><text:span text:style-name="T1">EEZ Studio<text:line-break/></text:span><text:span text:style-name="T5">Widgets</text:span>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Section_20_title" style:display-name="Section title" style:family="paragraph" style:parent-style-name="Standard" style:default-outline-level="1" style:list-style-name="" style:master-page-name="">
      <style:paragraph-properties fo:text-align="center" style:justify-single-word="false" style:page-number="auto"/>
      <style:text-properties fo:color="#0066cc" loext:opacity="100%" fo:font-size="40pt" fo:font-style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W0. EEZ Studio Widgets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W0. EEZ Studio Widgets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25T12:15:08</meta:creation-date>
    <meta:editing-duration>P0D</meta:editing-duration>
    <meta:editing-cycles>1</meta:editing-cycles>
    <meta:generator>LibreOffice/7.3.7.2$Linux_X86_64 LibreOffice_project/e114eadc50a9ff8d8c8a0567d6da8f454beeb84f</meta:generator>
    <meta:keyword>Open hardware</meta:keyword>
    <meta:keyword>Open source</meta:keyword>
    <meta:keyword>programmable bench power supply</meta:keyword>
    <dc:title>EEZ Studio Actions</dc:title>
    <meta:document-statistic meta:table-count="0" meta:image-count="0" meta:object-count="0" meta:page-count="1" meta:paragraph-count="6" meta:word-count="14" meta:character-count="65" meta:non-whitespace-character-count="57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